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ParseException.getInse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Exception.SpelParseException( int position , Throwable cause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Exception.SpelParseException( @ Nullable String expressionString , int position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Exception.get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Exception.SpelParseException( int position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